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20" style:family="table-cell" style:parent-style-name="Default">
      <style:table-cell-properties fo:background-color="#fff5ce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/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table:number-columns-repeated="2"/>
          <table:table-cell table:style-name="ce54"/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8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D18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0" office:value-type="string" calcext:value-type="string">
            <text:p>EF10 variant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40" office:value-type="string" calcext:value-type="string">
            <text:p>EF13 variant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variant proto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10 variant HS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3 variant EF59</text:p>
          </table:table-cell>
          <table:table-cell table:style-name="ce27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variant EF57-1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7 variant EF59</text:p>
          </table:table-cell>
          <table:table-cell table:style-name="ce40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variant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8 variant EF18</text:p>
          </table:table-cell>
          <table:table-cell table:style-name="ce40" office:value-type="float" office:value="1022" calcext:value-type="float">
            <text:p>102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 table:number-columns-repeated="2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variant new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0 variant EF67-0</text:p>
          </table:table-cell>
          <table:table-cell table:style-name="ce40" office:value-type="float" office:value="1032" calcext:value-type="float">
            <text:p>1032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4 variant 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3"/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 variant 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 variant 1000</text:p>
          </table:table-cell>
          <table:table-cell table:style-name="ce40" office:value-type="float" office:value="1043" calcext:value-type="float">
            <text:p>1043</text:p>
          </table:table-cell>
          <table:table-cell table:style-name="ce84"/>
          <table:table-cell table:style-name="ce54" office:value-type="string" calcext:value-type="string">
            <text:p>front door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5 variant EF67-100</text:p>
          </table:table-cell>
          <table:table-cell table:style-name="ce40" office:value-type="float" office:value="1044" calcext:value-type="float">
            <text:p>1044</text:p>
          </table:table-cell>
          <table:table-cell table:style-name="ce84"/>
          <table:table-cell table:style-name="ce54" office:value-type="string" calcext:value-type="string">
            <text:p>orig and refurb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66 variant 100</text:p>
          </table:table-cell>
          <table:table-cell table:style-name="ce40" office:value-type="float" office:value="1045" calcext:value-type="float">
            <text:p>10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61 variant ED62</text:p>
          </table:table-cell>
          <table:table-cell table:style-name="ce40" office:value-type="float" office:value="1061" calcext:value-type="float">
            <text:p>1061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20" office:value-type="string" calcext:value-type="string">
            <text:p>ED75 variant 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9T14:50:06.718313816</dc:date>
    <meta:editing-duration>P96DT8H41M32S</meta:editing-duration>
    <meta:editing-cycles>113</meta:editing-cycles>
    <meta:generator>LibreOffice/7.4.0.3$MacOSX_AARCH64 LibreOffice_project/f85e47c08ddd19c015c0114a68350214f7066f5a</meta:generator>
    <meta:document-statistic meta:table-count="4" meta:cell-count="1903" meta:object-count="0"/>
  </office:meta>
</office:document-meta>
</file>